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6d30" officeooo:paragraph-rsid="00056d30"/>
    </style:style>
    <style:style style:name="P2" style:family="paragraph" style:parent-style-name="Standard">
      <style:text-properties officeooo:rsid="0005ed59" officeooo:paragraph-rsid="0005ed59"/>
    </style:style>
    <style:style style:name="P3" style:family="paragraph" style:parent-style-name="Standard">
      <style:text-properties officeooo:rsid="00066110" officeooo:paragraph-rsid="00066110"/>
    </style:style>
    <style:style style:name="P4" style:family="paragraph" style:parent-style-name="Standard">
      <style:text-properties officeooo:rsid="00099ddf" officeooo:paragraph-rsid="00099ddf"/>
    </style:style>
    <style:style style:name="T1" style:family="text">
      <style:text-properties officeooo:rsid="0005ed59"/>
    </style:style>
    <style:style style:name="T2" style:family="text">
      <style:text-properties officeooo:rsid="000852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iz – Star Wars</text:p>
      <text:p text:style-name="P1"/>
      <text:p text:style-name="P1">1)</text:p>
      <text:p text:style-name="P1"/>
      <text:p text:style-name="P1"><text:s/><text:span text:style-name="T1">O que Luke Skyealker é de Leia Organa</text:span></text:p>
      <text:p text:style-name="P1">- <text:span text:style-name="T1">Pai</text:span></text:p>
      <text:p text:style-name="P1">- <text:span text:style-name="T1">Filho</text:span></text:p>
      <text:p text:style-name="P1">- <text:span text:style-name="T1">Irmao</text:span></text:p>
      <text:p text:style-name="P1">- <text:span text:style-name="T1">Nada</text:span></text:p>
      <text:p text:style-name="P1"/>
      <text:p text:style-name="P2">2)</text:p>
      <text:p text:style-name="P3">Quem foi o mestre jedai de Ahsoka-tano</text:p>
      <text:p text:style-name="P3">- Obi-Wan-Kenobi</text:p>
      <text:p text:style-name="P3">- Yoda</text:p>
      <text:p text:style-name="P3">- Conde-Dookan</text:p>
      <text:p text:style-name="P3">- Anakin-Skywalker</text:p>
      <text:p text:style-name="P3"/>
      <text:p text:style-name="P3">3) <text:span text:style-name="T2">Dentro da cultura Mandaloriana, o que é um Enjeitado</text:span></text:p>
      <text:p text:style-name="P3">- <text:span text:style-name="T2">Filho de um/a Mandaloriano/a</text:span></text:p>
      <text:p text:style-name="P3">- <text:span text:style-name="T2">Um Mandaloriano</text:span></text:p>
      <text:p text:style-name="P3">- <text:span text:style-name="T2">Uma Criança</text:span></text:p>
      <text:p text:style-name="P3">- <text:span text:style-name="T2">Um Órfão</text:span></text:p>
      <text:p text:style-name="P3"/>
      <text:p text:style-name="P4">4)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3:38:16.180549151</meta:creation-date>
    <dc:date>2023-09-08T14:53:34.046644372</dc:date>
    <meta:editing-duration>PT13M57S</meta:editing-duration>
    <meta:editing-cycles>1</meta:editing-cycles>
    <meta:document-statistic meta:table-count="0" meta:image-count="0" meta:object-count="0" meta:page-count="1" meta:paragraph-count="19" meta:word-count="61" meta:character-count="302" meta:non-whitespace-character-count="258"/>
    <meta:generator>LibreOffice/7.3.7.2$Linux_X86_64 LibreOffice_project/30$Build-2</meta:generator>
  </office:meta>
</office:document-meta>
</file>